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A00024A800001441F358E1749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Narrow2" svg:font-family="'Arial Narrow'"/>
    <style:font-face style:name="OpenSymbol" svg:font-family="OpenSymbol"/>
    <style:font-face style:name="Arial Narrow3" svg:font-family="'Arial Narrow'" style:font-family-generic="swiss"/>
    <style:font-face style:name="Arial Narrow1" svg:font-family="'Arial Narrow', 'Arial Narrow'" style:font-family-generic="swiss"/>
    <style:font-face style:name="LMSans10-Regular" svg:font-family="LMSans10-Regular" style:font-family-generic="swiss"/>
    <style:font-face style:name="LMSans8-Regular" svg:font-family="LMSans8-Regular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V_5f_TABLE" style:display-name="CV_TABLE" style:family="table" style:master-page-name="CV_20_Page">
      <style:table-properties style:width="19.022cm" fo:margin-left="-0.021cm" fo:margin-right="0cm" style:page-number="0" table:align="margins" style:writing-mode="lr-tb"/>
    </style:style>
    <style:style style:name="CV_5f_TABLE.A" style:display-name="CV_TABLE.A" style:family="table-column">
      <style:table-column-properties style:column-width="2.575cm" style:rel-column-width="1460*"/>
    </style:style>
    <style:style style:name="CV_5f_TABLE.B" style:display-name="CV_TABLE.B" style:family="table-column">
      <style:table-column-properties style:column-width="2.953cm" style:rel-column-width="1674*"/>
    </style:style>
    <style:style style:name="CV_5f_TABLE.C" style:display-name="CV_TABLE.C" style:family="table-column">
      <style:table-column-properties style:column-width="0.238cm" style:rel-column-width="135*"/>
    </style:style>
    <style:style style:name="CV_5f_TABLE.D" style:display-name="CV_TABLE.D" style:family="table-column">
      <style:table-column-properties style:column-width="0.503cm" style:rel-column-width="285*"/>
    </style:style>
    <style:style style:name="CV_5f_TABLE.E" style:display-name="CV_TABLE.E" style:family="table-column">
      <style:table-column-properties style:column-width="2.143cm" style:rel-column-width="1215*"/>
    </style:style>
    <style:style style:name="CV_5f_TABLE.G" style:display-name="CV_TABLE.G" style:family="table-column">
      <style:table-column-properties style:column-width="1.614cm" style:rel-column-width="915*"/>
    </style:style>
    <style:style style:name="CV_5f_TABLE.H" style:display-name="CV_TABLE.H" style:family="table-column">
      <style:table-column-properties style:column-width="0.529cm" style:rel-column-width="300*"/>
    </style:style>
    <style:style style:name="CV_5f_TABLE.I" style:display-name="CV_TABLE.I" style:family="table-column">
      <style:table-column-properties style:column-width="0.501cm" style:rel-column-width="284*"/>
    </style:style>
    <style:style style:name="CV_5f_TABLE.K" style:display-name="CV_TABLE.K" style:family="table-column">
      <style:table-column-properties style:column-width="0.318cm" style:rel-column-width="180*"/>
    </style:style>
    <style:style style:name="CV_5f_TABLE.L" style:display-name="CV_TABLE.L" style:family="table-column">
      <style:table-column-properties style:column-width="0.185cm" style:rel-column-width="105*"/>
    </style:style>
    <style:style style:name="CV_5f_TABLE.M" style:display-name="CV_TABLE.M" style:family="table-column">
      <style:table-column-properties style:column-width="2.17cm" style:rel-column-width="1230*"/>
    </style:style>
    <style:style style:name="CV_5f_TABLE.N" style:display-name="CV_TABLE.N" style:family="table-column">
      <style:table-column-properties style:column-width="0.476cm" style:rel-column-width="270*"/>
    </style:style>
    <style:style style:name="CV_5f_TABLE.O" style:display-name="CV_TABLE.O" style:family="table-column">
      <style:table-column-properties style:column-width="2.171cm" style:rel-column-width="1231*"/>
    </style:style>
    <style:style style:name="CV_5f_TABLE.1" style:display-name="CV_TABLE.1" style:family="table-row">
      <style:table-row-properties style:row-height="1.499cm"/>
    </style:style>
    <style:style style:name="CV_5f_TABLE.A1" style:display-name="CV_TABLE.A1" style:family="table-cell">
      <style:table-cell-properties style:vertical-align="top" fo:padding-left="0cm" fo:padding-right="0cm" fo:padding-top="0.071cm" fo:padding-bottom="0.071cm" fo:border="none"/>
    </style:style>
    <style:style style:name="CV_5f_TABLE.B1.1" style:display-name="CV_TABLE.B1.1" style:family="table-column">
      <style:table-column-properties style:column-width="2.951cm" style:rel-column-width="1673*"/>
    </style:style>
    <style:style style:name="CV_5f_TABLE.B1.1" style:display-name="CV_TABLE.B1.1" style:family="table-row">
      <style:table-row-properties style:row-height="0.75cm"/>
    </style:style>
    <style:style style:name="CV_5f_TABLE.B1.1.2" style:display-name="CV_TABLE.B1.1.2" style:family="table-cell">
      <style:table-cell-properties style:vertical-align="top" fo:padding-left="0cm" fo:padding-right="0cm" fo:padding-top="0.071cm" fo:padding-bottom="0.071cm" fo:border-left="none" fo:border-right="0.002cm solid #000000" fo:border-top="0.002cm solid #000000" fo:border-bottom="none"/>
    </style:style>
    <style:style style:name="CV_5f_TABLE.A2" style:display-name="CV_TABLE.A2" style:family="table-cell">
      <style:table-cell-properties style:vertical-align="top" fo:padding-left="0cm" fo:padding-right="0cm" fo:padding-top="0.071cm" fo:padding-bottom="0.071cm" fo:border-left="none" fo:border-right="0.002cm solid #000000" fo:border-top="none" fo:border-bottom="none"/>
    </style:style>
    <style:style style:name="CV_5f_TABLE.3" style:display-name="CV_TABLE.3" style:family="table-row">
      <style:table-row-properties style:min-row-height="0.533cm"/>
    </style:style>
    <style:style style:name="CV_5f_TABLE.C29" style:display-name="CV_TABLE.C29" style:family="table-cell" style:data-style-name="N0">
      <style:table-cell-properties style:vertical-align="top" fo:padding-left="0cm" fo:padding-right="0cm" fo:padding-top="0.071cm" fo:padding-bottom="0.071cm" fo:border="none"/>
    </style:style>
    <style:style style:name="CV_5f_TABLE.D38" style:display-name="CV_TABLE.D38" style:family="table-cell">
      <style:table-cell-properties style:vertical-align="top" fo:padding-left="0cm" fo:padding-right="0cm" fo:padding-top="0.071cm" fo:padding-bottom="0.071cm" fo:border-left="0.002cm solid #000000" fo:border-right="none" fo:border-top="0.002cm solid #000000" fo:border-bottom="0.002cm solid #000000"/>
    </style:style>
    <style:style style:name="CV_5f_TABLE.N38" style:display-name="CV_TABLE.N38" style:family="table-cell">
      <style:table-cell-properties style:vertical-align="top" fo:padding-left="0cm" fo:padding-right="0cm" fo:padding-top="0.071cm" fo:padding-bottom="0.071cm" fo:border="0.002cm solid #000000"/>
    </style:style>
    <style:style style:name="CV_5f_TABLE.D39" style:display-name="CV_TABLE.D39" style:family="table-cell">
      <style:table-cell-properties style:vertical-align="top" fo:padding-left="0cm" fo:padding-right="0cm" fo:padding-top="0.071cm" fo:padding-bottom="0.071cm" fo:border-left="0.002cm solid #000000" fo:border-right="none" fo:border-top="none" fo:border-bottom="0.002cm solid #000000"/>
    </style:style>
    <style:style style:name="CV_5f_TABLE.N39" style:display-name="CV_TABLE.N39" style:family="table-cell">
      <style:table-cell-properties style:vertical-align="top" fo:padding-left="0cm" fo:padding-right="0cm" fo:padding-top="0.071cm" fo:padding-bottom="0.071cm" fo:border-left="0.002cm solid #000000" fo:border-right="0.002cm solid #000000" fo:border-top="none" fo:border-bottom="0.002cm solid #000000"/>
    </style:style>
    <style:style style:name="CV_5f_TABLE.D40" style:display-name="CV_TABLE.D40" style:family="table-cell">
      <style:table-cell-properties style:vertical-align="middle" fo:padding-left="0cm" fo:padding-right="0cm" fo:padding-top="0.071cm" fo:padding-bottom="0.071cm" fo:border-left="0.002cm solid #000000" fo:border-right="0.002cm solid #000000" fo:border-top="none" fo:border-bottom="0.002cm solid #000000"/>
    </style:style>
    <style:style style:name="CV_5f_TABLE.E40" style:display-name="CV_TABLE.E40" style:family="table-cell">
      <style:table-cell-properties style:vertical-align="middle" fo:padding-left="0cm" fo:padding-right="0cm" fo:padding-top="0.071cm" fo:padding-bottom="0.071cm" fo:border-left="none" fo:border-right="none" fo:border-top="none" fo:border-bottom="0.002cm solid #000000"/>
    </style:style>
    <style:style style:name="CV_5f_TABLE.O40" style:display-name="CV_TABLE.O40" style:family="table-cell">
      <style:table-cell-properties style:vertical-align="middle" fo:padding-left="0cm" fo:padding-right="0cm" fo:padding-top="0.071cm" fo:padding-bottom="0.071cm" fo:border-left="none" fo:border-right="0.002cm solid #000000" fo:border-top="none" fo:border-bottom="0.002cm solid #000000"/>
    </style:style>
    <style:style style:name="CV_5f_TABLE.C42" style:display-name="CV_TABLE.C42" style:family="table-cell">
      <style:table-cell-properties style:vertical-align="top" fo:padding-left="0cm" fo:padding-right="0cm" fo:padding-top="0cm" fo:padding-bottom="0.199cm" fo:border="none"/>
    </style:style>
    <style:style style:name="P1" style:family="paragraph" style:parent-style-name="CV_20_Footer_20_Left">
      <style:paragraph-properties fo:margin-left="-0.009cm" fo:margin-right="0.012cm" fo:text-indent="0.275cm" style:auto-text-indent="false"/>
    </style:style>
    <style:style style:name="P2" style:family="paragraph" style:parent-style-name="CV_20_Heading_20_3">
      <style:text-properties fo:language="en" fo:country="GB"/>
    </style:style>
    <style:style style:name="P3" style:family="paragraph" style:parent-style-name="CV_20_Normal">
      <style:text-properties fo:language="en" fo:country="GB"/>
    </style:style>
    <style:style style:name="P4" style:family="paragraph" style:parent-style-name="CV_20_Normal">
      <style:text-properties style:font-name="Arial Narrow2" fo:font-size="12pt" fo:language="en" fo:country="GB"/>
    </style:style>
    <style:style style:name="P5" style:family="paragraph" style:parent-style-name="CV_20_Title">
      <style:text-properties fo:language="en" fo:country="GB"/>
    </style:style>
    <style:style style:name="P6" style:family="paragraph" style:parent-style-name="CV_20_Spacer">
      <style:text-properties fo:language="en" fo:country="GB"/>
    </style:style>
    <style:style style:name="P7" style:family="paragraph" style:parent-style-name="CV_20_Spacer">
      <style:text-properties style:font-name="Arial Narrow3" fo:language="en" fo:country="GB"/>
    </style:style>
    <style:style style:name="P8" style:family="paragraph" style:parent-style-name="CV_20_Spacer">
      <style:text-properties fo:font-size="15pt" fo:language="en" fo:country="GB" style:font-size-asian="15pt" style:font-size-complex="15pt"/>
    </style:style>
    <style:style style:name="P9" style:family="paragraph" style:parent-style-name="CV_20_Heading_20_1">
      <style:text-properties fo:language="en" fo:country="GB"/>
    </style:style>
    <style:style style:name="P10" style:family="paragraph" style:parent-style-name="CV_20_Heading_20_2_20_-_20_First_20_Line">
      <style:text-properties fo:language="en" fo:country="GB"/>
    </style:style>
    <style:style style:name="P11" style:family="paragraph" style:parent-style-name="CV_20_Major_20_-_20_First_20_Line">
      <style:text-properties fo:language="en" fo:country="GB"/>
    </style:style>
    <style:style style:name="P12" style:family="paragraph" style:parent-style-name="CV_20_Heading_20_3_20_-_20_First_20_Line">
      <style:text-properties fo:language="en" fo:country="GB"/>
    </style:style>
    <style:style style:name="P13" style:family="paragraph" style:parent-style-name="CV_20_Normal_20_-_20_First_20_Line">
      <style:text-properties fo:language="en" fo:country="GB"/>
    </style:style>
    <style:style style:name="P14" style:family="paragraph" style:parent-style-name="CV_20_Normal_20_-_20_First_20_Line">
      <style:text-properties fo:language="en" fo:country="GB" fo:background-color="transparent"/>
    </style:style>
    <style:style style:name="P15" style:family="paragraph" style:parent-style-name="CV_20_Medium_20_-_20_First_20_Line">
      <style:text-properties fo:language="en" fo:country="GB"/>
    </style:style>
    <style:style style:name="P16" style:family="paragraph" style:parent-style-name="CV_20_Heading_20_2">
      <style:text-properties fo:language="en" fo:country="GB"/>
    </style:style>
    <style:style style:name="P17" style:family="paragraph" style:parent-style-name="Level_20_Assessment_20_-_20_Heading_20_1">
      <style:text-properties fo:language="en" fo:country="GB"/>
    </style:style>
    <style:style style:name="P18" style:family="paragraph" style:parent-style-name="CV_20_Heading_20_Level">
      <style:text-properties fo:language="en" fo:country="GB"/>
    </style:style>
    <style:style style:name="P19" style:family="paragraph" style:parent-style-name="Level_20_Assessment_20_-_20_Heading_20_2">
      <style:text-properties fo:language="en" fo:country="GB"/>
    </style:style>
    <style:style style:name="P20" style:family="paragraph" style:parent-style-name="CV_20_Heading_20_Language">
      <style:text-properties fo:language="en" fo:country="GB"/>
    </style:style>
    <style:style style:name="P21" style:family="paragraph" style:parent-style-name="Level_20_Assessment_20_-_20_Code">
      <style:text-properties fo:language="en" fo:country="GB"/>
    </style:style>
    <style:style style:name="P22" style:family="paragraph" style:parent-style-name="Level_20_Assessment_20_-_20_Description">
      <style:text-properties fo:language="en" fo:country="GB"/>
    </style:style>
    <style:style style:name="P23" style:family="paragraph" style:parent-style-name="Level_20_Assessment_20_-_20_Note">
      <style:text-properties fo:language="en" fo:country="GB"/>
    </style:style>
    <style:style style:name="P24" style:family="paragraph" style:parent-style-name="Standard">
      <style:text-properties style:font-name="Arial Narrow3" fo:font-size="10pt" fo:language="en" fo:country="GB" style:font-name-asian="LMSans10-Regular" style:font-size-asian="10pt" style:font-name-complex="LMSans10-Regular" style:font-size-complex="10pt"/>
    </style:style>
    <style:style style:name="P25" style:family="paragraph" style:parent-style-name="Standard">
      <style:paragraph-properties fo:margin-left="0.199cm" fo:margin-right="0.199cm" fo:text-indent="0cm" style:auto-text-indent="false"/>
      <style:text-properties style:font-name="Arial Narrow3" fo:font-size="10pt" style:font-name-asian="LMSans10-Regular" style:font-size-asian="10pt" style:font-name-complex="LMSans10-Regular" style:font-size-complex="10pt"/>
    </style:style>
    <style:style style:name="P26" style:family="paragraph" style:parent-style-name="CV_20_Normal">
      <style:paragraph-properties fo:margin-left="0.199cm" fo:margin-right="0.199cm" fo:text-indent="0cm" style:auto-text-indent="false"/>
      <style:text-properties style:font-name="Arial Narrow3" fo:font-size="10pt" fo:language="en" fo:country="GB" style:font-name-asian="LMSans10-Regular" style:font-size-asian="10pt" style:font-name-complex="LMSans10-Regular" style:font-size-complex="10pt"/>
    </style:style>
    <style:style style:name="P27" style:family="paragraph" style:parent-style-name="CV_20_Spacer">
      <style:paragraph-properties fo:margin-left="0cm" fo:margin-right="0.199cm" fo:text-indent="0cm" style:auto-text-indent="false"/>
      <style:text-properties fo:language="en" fo:country="GB"/>
    </style:style>
    <style:style style:name="T1" style:family="text">
      <style:text-properties fo:font-size="8pt" fo:language="en" fo:country="US" style:font-size-asian="8pt" style:font-weight-complex="bold"/>
    </style:style>
    <style:style style:name="T2" style:family="text">
      <style:text-properties fo:font-size="8pt" fo:language="en" fo:country="US" fo:background-color="#ffffff" style:font-size-asian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LMSans8-Regular" style:font-size-asian="8pt" style:font-name-complex="LMSans8-Regular" style:font-size-complex="8pt"/>
    </style:style>
    <style:style style:name="T5" style:family="text">
      <style:text-properties fo:language="en" fo:country="GB"/>
    </style:style>
    <style:style style:name="T6" style:family="text">
      <style:text-properties fo:language="en" fo:country="GB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column table:style-name="CV_5f_TABLE.E"/>
        <table:table-column table:style-name="CV_5f_TABLE.D"/>
        <table:table-column table:style-name="CV_5f_TABLE.G"/>
        <table:table-column table:style-name="CV_5f_TABLE.H"/>
        <table:table-column table:style-name="CV_5f_TABLE.I"/>
        <table:table-column table:style-name="CV_5f_TABLE.E"/>
        <table:table-column table:style-name="CV_5f_TABLE.K"/>
        <table:table-column table:style-name="CV_5f_TABLE.L"/>
        <table:table-column table:style-name="CV_5f_TABLE.M"/>
        <table:table-column table:style-name="CV_5f_TABLE.N"/>
        <table:table-column table:style-name="CV_5f_TABLE.O"/>
        <table:table-row table:style-name="CV_5f_TABLE.1">
          <table:table-cell table:style-name="CV_5f_TABLE.A1" office:value-type="string">
            <text:p text:style-name="P2"><draw:frame draw:style-name="fr1" draw:name="CV_GFX_LOGO" text:anchor-type="paragraph" svg:x="0.093cm" svg:y="0cm" svg:width="2.304cm" svg:height="1.265cm" draw:z-index="0"><draw:image xlink:href="Pictures/2000009A00024A800001441F358E1749.wmf" xlink:type="simple" xlink:show="embed" xlink:actuate="onLoad"/></draw:frame> </text:p>
            <text:p text:style-name="P3"/>
          </table:table-cell>
          <table:table-cell>
            <table:table table:is-sub-table="true">
              <table:table-column table:style-name="CV_5f_TABLE.B1.1"/>
              <table:table-row table:style-name="CV_5f_TABLE.B1.1">
                <table:table-cell table:style-name="CV_5f_TABLE.A1" office:value-type="string">
                  <text:p text:style-name="P3"/>
                </table:table-cell>
              </table:table-row>
              <table:table-row table:style-name="CV_5f_TABLE.B1.1">
                <table:table-cell table:style-name="CV_5f_TABLE.B1.1.2" office:value-type="string">
                  <text:p text:style-name="P3"/>
                </table:table-cell>
              </table:table-row>
            </table:table>
          </table:table-cell>
          <table:table-cell table:style-name="CV_5f_TABLE.A1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5">Europass</text:p>
            <text:p text:style-name="P5">Curriculum Vitae</text:p>
          </table:table-cell>
          <table:covered-table-cell/>
          <table:table-cell table:style-name="CV_5f_TABLE.A1" table:number-columns-spanned="13" office:value-type="string">
            <text:p text:style-name="P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CV_5f_TABLE.3">
          <table:table-cell table:style-name="CV_5f_TABLE.A2" table:number-columns-spanned="2" office:value-type="string">
            <text:p text:style-name="P8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9">Personal information</text:p>
          </table:table-cell>
          <table:covered-table-cell/>
          <table:table-cell table:style-name="CV_5f_TABLE.A1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First name / Surname </text:p>
          </table:table-cell>
          <table:covered-table-cell/>
          <table:table-cell table:style-name="CV_5f_TABLE.A1" table:number-columns-spanned="13" office:value-type="string">
            <text:p text:style-name="P11">Laurent Ntibarik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Address</text:p>
          </table:table-cell>
          <table:covered-table-cell/>
          <table:table-cell table:style-name="CV_5f_TABLE.A1" table:number-columns-spanned="13" office:value-type="string">
            <text:p text:style-name="P3">19, Madonna della Querce, 50133, Florence, Ita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Telephones</text:p>
          </table:table-cell>
          <table:covered-table-cell/>
          <table:table-cell table:style-name="CV_5f_TABLE.A1" table:number-columns-spanned="5" office:value-type="string">
            <text:p text:style-name="P3">Personal: (39) 055 571 <text:s/>748 </text:p>
          </table:table-cell>
          <table:covered-table-cell/>
          <table:covered-table-cell/>
          <table:covered-table-cell/>
          <table:covered-table-cell/>
          <table:table-cell table:style-name="CV_5f_TABLE.A1" table:number-columns-spanned="4" office:value-type="string">
            <text:p text:style-name="P2">Mobile:</text:p>
          </table:table-cell>
          <table:covered-table-cell/>
          <table:covered-table-cell/>
          <table:covered-table-cell/>
          <table:table-cell table:style-name="CV_5f_TABLE.A1" table:number-columns-spanned="4" office:value-type="string">
            <text:p text:style-name="P3">(39) 349 674 2663</text:p>
          </table:table-cell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E-mail</text:p>
          </table:table-cell>
          <table:covered-table-cell/>
          <table:table-cell table:style-name="CV_5f_TABLE.A1" table:number-columns-spanned="13" office:value-type="string">
            <text:p text:style-name="P3">ntilau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2">Nationality</text:p>
          </table:table-cell>
          <table:covered-table-cell/>
          <table:table-cell table:style-name="CV_5f_TABLE.A1" table:number-columns-spanned="13" office:value-type="string">
            <text:p text:style-name="P13">Ital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2">Date of birth</text:p>
          </table:table-cell>
          <table:covered-table-cell/>
          <table:table-cell table:style-name="CV_5f_TABLE.A1" table:number-columns-spanned="13" office:value-type="string">
            <text:p text:style-name="P14">14 January 198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2">Gender</text:p>
          </table:table-cell>
          <table:covered-table-cell/>
          <table:table-cell table:style-name="CV_5f_TABLE.A1" table:number-columns-spanned="13" office:value-type="string">
            <text:p text:style-name="P14">M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7"/>
          </table:table-cell>
          <table:covered-table-cell/>
          <table:table-cell table:style-name="CV_5f_TABLE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9">Desired employment / Occupational field</text:p>
          </table:table-cell>
          <table:covered-table-cell/>
          <table:table-cell table:style-name="CV_5f_TABLE.A1" table:number-columns-spanned="13" office:value-type="string">
            <text:p text:style-name="P11">Electronic Designer, Software Develop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9">Education and training</text:p>
          </table:table-cell>
          <table:covered-table-cell/>
          <table:table-cell table:style-name="CV_5f_TABLE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2">Dates</text:p>
          </table:table-cell>
          <table:covered-table-cell/>
          <table:table-cell table:style-name="CV_5f_TABLE.A1" table:number-columns-spanned="13" office:value-type="string">
            <text:p text:style-name="P3">2007 on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Title of qualification awarded</text:p>
          </table:table-cell>
          <table:covered-table-cell/>
          <table:table-cell table:style-name="CV_5f_TABLE.A1" table:number-columns-spanned="13" office:value-type="string">
            <text:p text:style-name="P3">MSc in Electronic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Name and type of organisation providing education and training</text:p>
          </table:table-cell>
          <table:covered-table-cell/>
          <table:table-cell table:style-name="CV_5f_TABLE.A1" table:number-columns-spanned="13" office:value-type="string">
            <text:p text:style-name="P3">University of Florence (Italy) – School of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2">Dates</text:p>
          </table:table-cell>
          <table:covered-table-cell/>
          <table:table-cell table:style-name="CV_5f_TABLE.A1" table:number-columns-spanned="13" office:value-type="string">
            <text:p text:style-name="P3">2002-20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Title of qualification awarded</text:p>
          </table:table-cell>
          <table:covered-table-cell/>
          <table:table-cell table:style-name="CV_5f_TABLE.A1" table:number-columns-spanned="13" office:value-type="string">
            <text:p text:style-name="P3">BSc in Electronic Engineering - 107/1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Principal subjects/occupational skills covered</text:p>
          </table:table-cell>
          <table:covered-table-cell/>
          <table:table-cell table:style-name="CV_5f_TABLE.A1" table:number-columns-spanned="13" office:value-type="string">
            <text:p text:style-name="P3">Electronic Systems Design and Information Technologies for Industrial Purposes. </text:p>
            <text:p text:style-name="P3"><text:span text:style-name="T7">Final year project</text:span> : <text:span text:style-name="T8">Design and realization of a wireless link in the ISM 868MHz band for the “Technology for Environmental and Cultural Heritage Laboratory” research group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Name and type of organisation providing education and training</text:p>
          </table:table-cell>
          <table:covered-table-cell/>
          <table:table-cell table:style-name="CV_5f_TABLE.A1" table:number-columns-spanned="13" office:value-type="string">
            <text:p text:style-name="P3">University of Florence (Italy) – School of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2">Dates</text:p>
          </table:table-cell>
          <table:covered-table-cell/>
          <table:table-cell table:style-name="CV_5f_TABLE.C29" table:number-columns-spanned="13" office:value-type="float" office:value="2002">
            <text:p text:style-name="P3">20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Title of qualification awarded</text:p>
          </table:table-cell>
          <table:covered-table-cell/>
          <table:table-cell table:style-name="CV_5f_TABLE.A1" table:number-columns-spanned="13" office:value-type="string">
            <text:p text:style-name="P3">Secondary School Degre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2">Name and type of organisation providing education and training</text:p>
          </table:table-cell>
          <table:covered-table-cell/>
          <table:table-cell table:style-name="CV_5f_TABLE.A1" table:number-columns-spanned="13" office:value-type="string">
            <text:p text:style-name="P3">Autonomous School with Belgian study programme of Bujumbura (Burund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9">Personal skills and competences</text:p>
          </table:table-cell>
          <table:covered-table-cell/>
          <table:table-cell table:style-name="CV_5f_TABLE.A1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Mother tongue(s)</text:p>
          </table:table-cell>
          <table:covered-table-cell/>
          <table:table-cell table:style-name="CV_5f_TABLE.A1" table:number-columns-spanned="13" office:value-type="string">
            <text:p text:style-name="P15">Italian, Fren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Other language(s)</text:p>
          </table:table-cell>
          <table:covered-table-cell/>
          <table:table-cell table:style-name="CV_5f_TABLE.A1" table:number-columns-spanned="13" office:value-type="string">
            <text:p text:style-name="P15">English, Spanis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6">Self-assessment</text:p>
          </table:table-cell>
          <table:covered-table-cell/>
          <table:table-cell table:style-name="CV_5f_TABLE.A1" office:value-type="string">
            <text:p text:style-name="P3"/>
          </table:table-cell>
          <table:table-cell table:style-name="CV_5f_TABLE.D38" table:number-columns-spanned="5" office:value-type="string">
            <text:p text:style-name="P17">Understanding</text:p>
          </table:table-cell>
          <table:covered-table-cell/>
          <table:covered-table-cell/>
          <table:covered-table-cell/>
          <table:covered-table-cell/>
          <table:table-cell table:style-name="CV_5f_TABLE.D38" table:number-columns-spanned="5" office:value-type="string">
            <text:p text:style-name="P17">Speaking</text:p>
          </table:table-cell>
          <table:covered-table-cell/>
          <table:covered-table-cell/>
          <table:covered-table-cell/>
          <table:covered-table-cell/>
          <table:table-cell table:style-name="CV_5f_TABLE.N38" table:number-columns-spanned="2" office:value-type="string">
            <text:p text:style-name="P17">Writing</text:p>
          </table:table-cell>
          <table:covered-table-cell/>
        </table:table-row>
        <table:table-row>
          <table:table-cell table:style-name="CV_5f_TABLE.A2" table:number-columns-spanned="2" office:value-type="string">
            <text:p text:style-name="P18">European level (*)</text:p>
          </table:table-cell>
          <table:covered-table-cell/>
          <table:table-cell table:style-name="CV_5f_TABLE.A1" office:value-type="string">
            <text:p text:style-name="P3"/>
          </table:table-cell>
          <table:table-cell table:style-name="CV_5f_TABLE.D39" table:number-columns-spanned="2" office:value-type="string">
            <text:p text:style-name="P19">Listening</text:p>
          </table:table-cell>
          <table:covered-table-cell/>
          <table:table-cell table:style-name="CV_5f_TABLE.D39" table:number-columns-spanned="3" office:value-type="string">
            <text:p text:style-name="P19">Reading</text:p>
          </table:table-cell>
          <table:covered-table-cell/>
          <table:covered-table-cell/>
          <table:table-cell table:style-name="CV_5f_TABLE.D39" table:number-columns-spanned="2" office:value-type="string">
            <text:p text:style-name="P19">Spoken interaction</text:p>
          </table:table-cell>
          <table:covered-table-cell/>
          <table:table-cell table:style-name="CV_5f_TABLE.D39" table:number-columns-spanned="3" office:value-type="string">
            <text:p text:style-name="P19">Spoken production</text:p>
          </table:table-cell>
          <table:covered-table-cell/>
          <table:covered-table-cell/>
          <table:table-cell table:style-name="CV_5f_TABLE.N39" table:number-columns-spanned="2" office:value-type="string">
            <text:p text:style-name="P19"/>
          </table:table-cell>
          <table:covered-table-cell/>
        </table:table-row>
        <table:table-row>
          <table:table-cell table:style-name="CV_5f_TABLE.A2" table:number-columns-spanned="2" office:value-type="string">
            <text:p text:style-name="P20">English</text:p>
          </table:table-cell>
          <table:covered-table-cell/>
          <table:table-cell table:style-name="CV_5f_TABLE.A1" office:value-type="string">
            <text:p text:style-name="P3"/>
          </table:table-cell>
          <table:table-cell table:style-name="CV_5f_TABLE.D40" office:value-type="string">
            <text:p text:style-name="P21">C1 </text:p>
          </table:table-cell>
          <table:table-cell table:style-name="CV_5f_TABLE.E40" office:value-type="string">
            <text:p text:style-name="P22">Proficient user</text:p>
          </table:table-cell>
          <table:table-cell table:style-name="CV_5f_TABLE.D40" office:value-type="string">
            <text:p text:style-name="P21">C1 </text:p>
          </table:table-cell>
          <table:table-cell table:style-name="CV_5f_TABLE.E40" table:number-columns-spanned="2" office:value-type="string">
            <text:p text:style-name="P22">Proficient user</text:p>
          </table:table-cell>
          <table:covered-table-cell/>
          <table:table-cell table:style-name="CV_5f_TABLE.D40" office:value-type="string">
            <text:p text:style-name="P21">B2 </text:p>
          </table:table-cell>
          <table:table-cell table:style-name="CV_5f_TABLE.E40" office:value-type="string">
            <text:p text:style-name="P22">Independent user</text:p>
          </table:table-cell>
          <table:table-cell table:style-name="CV_5f_TABLE.D40" table:number-columns-spanned="2" office:value-type="string">
            <text:p text:style-name="P21">B2 </text:p>
          </table:table-cell>
          <table:covered-table-cell/>
          <table:table-cell table:style-name="CV_5f_TABLE.E40" office:value-type="string">
            <text:p text:style-name="P22">Independent user</text:p>
          </table:table-cell>
          <table:table-cell table:style-name="CV_5f_TABLE.D40" office:value-type="string">
            <text:p text:style-name="P21">C1 </text:p>
          </table:table-cell>
          <table:table-cell table:style-name="CV_5f_TABLE.O40" office:value-type="string">
            <text:p text:style-name="P22">Proficient user</text:p>
          </table:table-cell>
        </table:table-row>
        <text:soft-page-break/>
        <table:table-row>
          <table:table-cell table:style-name="CV_5f_TABLE.A2" table:number-columns-spanned="2" office:value-type="string">
            <text:p text:style-name="P20">Spanish</text:p>
          </table:table-cell>
          <table:covered-table-cell/>
          <table:table-cell table:style-name="CV_5f_TABLE.A1" office:value-type="string">
            <text:p text:style-name="P3"/>
          </table:table-cell>
          <table:table-cell table:style-name="CV_5f_TABLE.D40" office:value-type="string">
            <text:p text:style-name="P21">B2 </text:p>
          </table:table-cell>
          <table:table-cell table:style-name="CV_5f_TABLE.E40" office:value-type="string">
            <text:p text:style-name="P22">Independent user</text:p>
          </table:table-cell>
          <table:table-cell table:style-name="CV_5f_TABLE.D40" office:value-type="string">
            <text:p text:style-name="P21">B2 </text:p>
          </table:table-cell>
          <table:table-cell table:style-name="CV_5f_TABLE.E40" table:number-columns-spanned="2" office:value-type="string">
            <text:p text:style-name="P22">Independent user</text:p>
          </table:table-cell>
          <table:covered-table-cell/>
          <table:table-cell table:style-name="CV_5f_TABLE.D40" office:value-type="string">
            <text:p text:style-name="P21">B1 </text:p>
          </table:table-cell>
          <table:table-cell table:style-name="CV_5f_TABLE.E40" office:value-type="string">
            <text:p text:style-name="P22">Independent user</text:p>
          </table:table-cell>
          <table:table-cell table:style-name="CV_5f_TABLE.D40" table:number-columns-spanned="2" office:value-type="string">
            <text:p text:style-name="P21">B1 </text:p>
          </table:table-cell>
          <table:covered-table-cell/>
          <table:table-cell table:style-name="CV_5f_TABLE.E40" office:value-type="string">
            <text:p text:style-name="P22">Independent user</text:p>
          </table:table-cell>
          <table:table-cell table:style-name="CV_5f_TABLE.D40" office:value-type="string">
            <text:p text:style-name="P21">B2 </text:p>
          </table:table-cell>
          <table:table-cell table:style-name="CV_5f_TABLE.O40" office:value-type="string">
            <text:p text:style-name="P22">Independent user</text:p>
          </table:table-cell>
        </table:table-row>
        <table:table-row>
          <table:table-cell table:style-name="CV_5f_TABLE.A2" table:number-columns-spanned="2" office:value-type="string">
            <text:p text:style-name="P3"/>
          </table:table-cell>
          <table:covered-table-cell/>
          <table:table-cell table:style-name="CV_5f_TABLE.C42" table:number-columns-spanned="13" office:value-type="string">
            <text:p text:style-name="P23">(*) <text:a xlink:type="simple" xlink:href="http://europass.cedefop.europa.eu/LanguageSelfAssessmentGrid/en">Common European Framework of Reference for Languages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Technical skills and competences</text:p>
          </table:table-cell>
          <table:covered-table-cell/>
          <table:table-cell table:style-name="CV_5f_TABLE.A1" table:number-columns-spanned="13" office:value-type="string">
            <text:p text:style-name="P25"><text:span text:style-name="T6">Packages</text:span><text:span text:style-name="T5"> : <text:s/>MATLAB, AWR Microwave </text:span>Office, Agilent ADS, Ansoft HFSS, Feko, CST Microwave Studio, MS Visual Studio, Trolltech Qt, NI LabView, TI CCS, CCS PCWH, Cadence Orcad Capture/CIS, Altera Quartus II</text:p>
            <text:p text:style-name="P26"><text:span text:style-name="T7">Languages</text:span> : C, C++, Java, MATLAB, Python, VHDL, AHD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Computer skills and competences</text:p>
          </table:table-cell>
          <table:covered-table-cell/>
          <table:table-cell table:style-name="CV_5f_TABLE.A1" table:number-columns-spanned="13" office:value-type="string">
            <text:p text:style-name="P26"><text:span text:style-name="T7">Platforms</text:span> : UNIX-Like Systems, Windows</text:p>
            <text:p text:style-name="P24"><text:s text:c="2"/><text:span text:style-name="T7">Tools</text:span> : Microsoft Office Suite and Visio, L<text:span text:style-name="T4">A</text:span>T<text:span text:style-name="T3">E</text:span>X typeset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Area of Interests</text:p>
          </table:table-cell>
          <table:covered-table-cell/>
          <table:table-cell table:style-name="CV_5f_TABLE.A1" table:number-columns-spanned="13" office:value-type="string">
            <text:p text:style-name="P13">Computational electromagnetics, RF/Microwave syste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Social skills and competences</text:p>
          </table:table-cell>
          <table:covered-table-cell/>
          <table:table-cell table:style-name="CV_5f_TABLE.A1" table:number-columns-spanned="13" office:value-type="string">
            <text:p text:style-name="P13">I have been actively involved in the cultural association “Unione degli Studenti Africani di Firenze” during 2006-2008 as a volunteer, managing the association's treasury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6"/>
          </table:table-cell>
          <table:covered-table-cell/>
          <table:table-cell table:style-name="CV_5f_TABLE.A1" table:number-columns-spanned="1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V_5f_TABLE.A2" table:number-columns-spanned="2" office:value-type="string">
            <text:p text:style-name="P10">Driving licence</text:p>
          </table:table-cell>
          <table:covered-table-cell/>
          <table:table-cell table:style-name="CV_5f_TABLE.A1" table:number-columns-spanned="13" office:value-type="string">
            <text:p text:style-name="P13">B – A (Automati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CV_20_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Narrow2" svg:font-family="'Arial Narrow'"/>
    <style:font-face style:name="OpenSymbol" svg:font-family="OpenSymbol"/>
    <style:font-face style:name="Arial Narrow3" svg:font-family="'Arial Narrow'" style:font-family-generic="swiss"/>
    <style:font-face style:name="Arial Narrow1" svg:font-family="'Arial Narrow', 'Arial Narrow'" style:font-family-generic="swiss"/>
    <style:font-face style:name="LMSans10-Regular" svg:font-family="LMSans10-Regular" style:font-family-generic="swiss"/>
    <style:font-face style:name="LMSans8-Regular" svg:font-family="LMSans8-Regular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Title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Default" style:family="paragraph" style:parent-style-name="Standard">
      <style:paragraph-properties fo:text-align="start" style:justify-single-word="false" fo:background-color="transparent" style:text-autospace="none" style:writing-mode="page">
        <style:tab-stops/>
        <style:background-image/>
      </style:paragraph-properties>
      <style:text-properties fo:color="#000000" style:font-name="Arial Narrow1" fo:font-size="12pt" fo:language="en" fo:country="GB" style:font-name-asian="Arial Narrow1" style:font-size-asian="12pt" style:font-name-complex="Arial Narrow1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FooterTable" style:family="table">
      <style:table-properties style:width="19.001cm" table:align="margins" style:writing-mode="lr-tb"/>
    </style:style>
    <style:style style:name="FooterTable.A" style:family="table-column">
      <style:table-column-properties style:column-width="5.5cm" style:rel-column-width="18967*"/>
    </style:style>
    <style:style style:name="FooterTable.B" style:family="table-column">
      <style:table-column-properties style:column-width="13.501cm" style:rel-column-width="46568*"/>
    </style:style>
    <style:style style:name="FooterTable.A1" style:family="table-cell">
      <style:table-cell-properties style:vertical-align="top" fo:padding-left="0.199cm" fo:padding-right="0.199cm" fo:padding-top="0cm" fo:padding-bottom="0cm" fo:border="none"/>
    </style:style>
    <style:style style:name="FooterTable.B1" style:family="table-cell">
      <style:table-cell-properties style:vertical-align="top" fo:padding-left="0.199cm" fo:padding-right="0.199cm" fo:padding-top="0cm" fo:padding-bottom="0cm" fo:border-left="0.002cm solid #000000" fo:border-right="none" fo:border-top="none" fo:border-bottom="none"/>
    </style:style>
    <style:style style:name="MP1" style:family="paragraph" style:parent-style-name="CV_20_Footer_20_Left">
      <style:paragraph-properties fo:margin-left="-0.009cm" fo:margin-right="0.012cm" fo:text-indent="0.275cm" style:auto-text-indent="false"/>
    </style:style>
    <style:style style:name="MT1" style:family="text">
      <style:text-properties fo:font-size="8pt" fo:language="en" fo:country="US" style:font-size-asian="8pt" style:font-weight-complex="bold"/>
    </style:style>
    <style:style style:name="MT2" style:family="text">
      <style:text-properties fo:font-size="8pt" fo:language="en" fo:country="US" fo:background-color="#ffffff" style:font-size-asian="8pt" style:font-weight-complex="bold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501cm" fo:margin-bottom="1.2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able:table table:name="FooterTable" table:style-name="FooterTable">
          <table:table-column table:style-name="FooterTable.A"/>
          <table:table-column table:style-name="FooterTable.B"/>
          <table:table-row>
            <table:table-cell table:style-name="FooterTable.A1" office:value-type="string">
              <text:p text:style-name="MP1"><text:span text:style-name="MT1">Page </text:span><text:span text:style-name="MT1"><text:page-number text:select-page="current">2</text:page-number></text:span><text:span text:style-name="MT2">/</text:span><text:span text:style-name="MT2"><text:page-count>2</text:page-count></text:span><text:span text:style-name="MT2"> </text:span><text:span text:style-name="MT1">- Curriculum vitae of </text:span></text:p>
              <text:p text:style-name="MP1"><text:span text:style-name="MT1">Laurent Ntibarikure</text:span> </text:p>
            </table:table-cell>
            <table:table-cell table:style-name="FooterTable.B1" office:value-type="string">
              <text:p text:style-name="CV_20_Footer_20_Right">For more information on Europass go to http://europass.cedefop.europa.eu</text:p>
              <text:p text:style-name="CV_20_Footer_20_Right">© European Communities, 2003 <text:s text:c="3"/>20060628</text:p>
            </table:table-cell>
          </table:table-row>
        </table:table>
        <text:p text:style-name="CV_20_Footer_20_Right"/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uropass Curriculum Vitae</dc:title>
    <meta:initial-creator>PHT</meta:initial-creator>
    <meta:creation-date>2005-01-21T11:29:00</meta:creation-date>
    <dc:date>2009-09-19T23:33:14.66</dc:date>
    <meta:print-date>2005-09-22T16:04:37</meta:print-date>
    <meta:editing-cycles>281</meta:editing-cycles>
    <meta:editing-duration>PT12H51M53S</meta:editing-duration>
    <dc:description>Laurent Ntibarikure's CV - Electronic Engineer</dc:description>
    <meta:keyword>Laurent Ntibarikure</meta:keyword>
    <dc:subject>CV</dc:subject>
    <dc:creator>Laurent Ntibarikure</dc:creator>
    <meta:document-statistic meta:table-count="2" meta:image-count="1" meta:object-count="0" meta:page-count="2" meta:paragraph-count="98" meta:word-count="369" meta:character-count="2608"/>
    <meta:user-defined meta:name="Info 1"/>
    <meta:user-defined meta:name="Info 2"/>
    <meta:user-defined meta:name="Info 3"/>
    <meta:user-defined meta:name="Info 4"/>
  </office:meta>
</office:document-meta>
</file>